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20pt" style:text-underline-style="solid" style:text-underline-width="auto" style:text-underline-color="font-color" officeooo:rsid="001d703c" officeooo:paragraph-rsid="001d703c" style:font-size-asian="17.5pt" style:font-size-complex="20pt"/>
    </style:style>
    <style:style style:name="P2" style:family="paragraph" style:parent-style-name="Standard">
      <style:text-properties fo:font-size="13pt" style:text-underline-style="none" officeooo:rsid="001eb9e9" officeooo:paragraph-rsid="001eb9e9" style:font-size-asian="11.3500003814697pt" style:font-size-complex="13pt"/>
    </style:style>
    <style:style style:name="P3" style:family="paragraph" style:parent-style-name="Standard">
      <style:text-properties fo:font-size="13pt" style:text-underline-style="none" officeooo:rsid="00233ebc" officeooo:paragraph-rsid="00233ebc" style:font-size-asian="11.3500003814697pt" style:font-size-complex="13pt"/>
    </style:style>
    <style:style style:name="P4" style:family="paragraph" style:parent-style-name="Standard">
      <style:text-properties fo:font-size="13pt" style:text-underline-style="none" officeooo:rsid="002629ea" officeooo:paragraph-rsid="002629ea" style:font-size-asian="11.3500003814697pt" style:font-size-complex="13pt"/>
    </style:style>
    <style:style style:name="P5" style:family="paragraph" style:parent-style-name="Standard">
      <style:text-properties fo:font-size="13pt" style:text-underline-style="none" officeooo:rsid="0027a607" officeooo:paragraph-rsid="0027a607" style:font-size-asian="11.3500003814697pt" style:font-size-complex="13pt"/>
    </style:style>
    <style:style style:name="P6" style:family="paragraph" style:parent-style-name="Standard">
      <style:text-properties fo:font-size="13pt" style:text-underline-style="none" officeooo:rsid="0027a607" officeooo:paragraph-rsid="0028d1e4" style:font-size-asian="11.3500003814697pt" style:font-size-complex="13pt"/>
    </style:style>
    <style:style style:name="P7" style:family="paragraph" style:parent-style-name="Standard">
      <style:text-properties fo:font-size="13pt" style:text-underline-style="none" officeooo:rsid="0027a607" officeooo:paragraph-rsid="0028d9b2" style:font-size-asian="11.3500003814697pt" style:font-size-complex="13pt"/>
    </style:style>
    <style:style style:name="P8" style:family="paragraph" style:parent-style-name="Standard">
      <style:text-properties officeooo:paragraph-rsid="001eb76c"/>
    </style:style>
    <style:style style:name="P9" style:family="paragraph" style:parent-style-name="Standard">
      <style:text-properties style:text-underline-style="solid" style:text-underline-width="auto" style:text-underline-color="font-color" officeooo:paragraph-rsid="001eb76c"/>
    </style:style>
    <style:style style:name="P10" style:family="paragraph" style:parent-style-name="Standard">
      <style:text-properties officeooo:paragraph-rsid="001eb9e9"/>
    </style:style>
    <style:style style:name="P11" style:family="paragraph" style:parent-style-name="Standard">
      <style:text-properties officeooo:rsid="001f9f61" officeooo:paragraph-rsid="00201845"/>
    </style:style>
    <style:style style:name="P12" style:family="paragraph" style:parent-style-name="Standard">
      <style:text-properties officeooo:rsid="00201845" officeooo:paragraph-rsid="00201845"/>
    </style:style>
    <style:style style:name="P13" style:family="paragraph" style:parent-style-name="Standard">
      <style:text-properties officeooo:rsid="0020e2d9" officeooo:paragraph-rsid="0020e2d9"/>
    </style:style>
    <style:style style:name="P14" style:family="paragraph" style:parent-style-name="Standard">
      <style:text-properties officeooo:rsid="0021d796" officeooo:paragraph-rsid="0021d796"/>
    </style:style>
    <style:style style:name="P15" style:family="paragraph" style:parent-style-name="Standard">
      <style:text-properties fo:font-size="18pt" style:text-underline-style="solid" style:text-underline-width="auto" style:text-underline-color="font-color" officeooo:rsid="00233ebc" officeooo:paragraph-rsid="00233ebc" style:font-size-asian="18pt" style:font-size-complex="18pt"/>
    </style:style>
    <style:style style:name="P16" style:family="paragraph" style:parent-style-name="Standard">
      <style:text-properties fo:font-size="18pt" style:text-underline-style="solid" style:text-underline-width="auto" style:text-underline-color="font-color" officeooo:rsid="0028d9b2" officeooo:paragraph-rsid="0028d9b2" style:font-size-asian="18pt" style:font-size-complex="18pt"/>
    </style:style>
    <style:style style:name="P17" style:family="paragraph" style:parent-style-name="Standard">
      <style:text-properties fo:font-size="18pt" style:text-underline-style="solid" style:text-underline-width="auto" style:text-underline-color="font-color" officeooo:rsid="0027a607" officeooo:paragraph-rsid="0027a607" style:font-size-asian="15.75pt" style:font-size-complex="18pt"/>
    </style:style>
    <style:style style:name="P18" style:family="paragraph" style:parent-style-name="Standard">
      <style:text-properties officeooo:paragraph-rsid="00201845"/>
    </style:style>
    <style:style style:name="P19" style:family="paragraph" style:parent-style-name="Standard">
      <style:text-properties fo:font-size="13pt" style:text-underline-style="none" officeooo:rsid="001eb76c" officeooo:paragraph-rsid="001eb76c" style:font-size-asian="11.3500003814697pt" style:font-size-complex="13pt"/>
    </style:style>
    <style:style style:name="P20" style:family="paragraph" style:parent-style-name="Standard">
      <style:text-properties fo:font-size="13pt" style:text-underline-style="none" officeooo:rsid="001f9f61" officeooo:paragraph-rsid="001eb9e9" style:font-size-asian="11.3500003814697pt" style:font-size-complex="13pt"/>
    </style:style>
    <style:style style:name="P21" style:family="paragraph" style:parent-style-name="Standard">
      <style:text-properties fo:font-size="13pt" style:text-underline-style="none" officeooo:rsid="00201845" officeooo:paragraph-rsid="00201845" style:font-size-asian="11.3500003814697pt" style:font-size-complex="13pt"/>
    </style:style>
    <style:style style:name="P22" style:family="paragraph" style:parent-style-name="Standard">
      <style:text-properties fo:font-size="13pt" style:text-underline-style="none" officeooo:rsid="0020e2d9" officeooo:paragraph-rsid="00201845" style:font-size-asian="11.3500003814697pt" style:font-size-complex="13pt"/>
    </style:style>
    <style:style style:name="P23" style:family="paragraph" style:parent-style-name="Standard">
      <style:text-properties fo:font-size="13pt" style:text-underline-style="none" officeooo:rsid="0021d796" officeooo:paragraph-rsid="0020e2d9" style:font-size-asian="11.3500003814697pt" style:font-size-complex="13pt"/>
    </style:style>
    <style:style style:name="P24" style:family="paragraph" style:parent-style-name="Standard">
      <style:text-properties fo:font-size="13pt" style:text-underline-style="none" officeooo:rsid="0021d796" officeooo:paragraph-rsid="0021d796" style:font-size-asian="11.3500003814697pt" style:font-size-complex="13pt"/>
    </style:style>
    <style:style style:name="P25" style:family="paragraph" style:parent-style-name="Standard">
      <style:text-properties fo:font-size="13pt" style:text-underline-style="none" officeooo:rsid="00233ebc" officeooo:paragraph-rsid="0021d796" style:font-size-asian="11.3500003814697pt" style:font-size-complex="13pt"/>
    </style:style>
    <style:style style:name="P26" style:family="paragraph" style:parent-style-name="Standard">
      <style:text-properties fo:font-size="13pt" style:text-underline-style="none" officeooo:rsid="0028d1e4" officeooo:paragraph-rsid="0028d9b2" style:font-size-asian="11.3500003814697pt" style:font-size-complex="13pt"/>
    </style:style>
    <style:style style:name="P27" style:family="paragraph" style:parent-style-name="Standard">
      <style:text-properties fo:font-size="13pt" style:text-underline-style="none" officeooo:rsid="0028d9b2" officeooo:paragraph-rsid="002a0e14" style:font-size-asian="11.3500003814697pt" style:font-size-complex="13pt"/>
    </style:style>
    <style:style style:name="P28" style:family="paragraph" style:parent-style-name="Standard">
      <style:text-properties fo:font-size="13pt" style:text-underline-style="none" officeooo:rsid="002a0e14" officeooo:paragraph-rsid="002a0e14" style:font-size-asian="11.3500003814697pt" style:font-size-complex="13pt"/>
    </style:style>
    <style:style style:name="P29" style:family="paragraph" style:parent-style-name="Standard">
      <style:text-properties fo:font-size="13pt" style:text-underline-style="none" officeooo:rsid="002b3a34" officeooo:paragraph-rsid="002b3a34" style:font-size-asian="11.3500003814697pt" style:font-size-complex="13pt"/>
    </style:style>
    <style:style style:name="P30" style:family="paragraph" style:parent-style-name="Standard">
      <style:text-properties fo:font-size="13pt" style:text-underline-style="none" officeooo:rsid="002c2645" officeooo:paragraph-rsid="002c2645" style:font-size-asian="11.3500003814697pt" style:font-size-complex="13pt"/>
    </style:style>
    <style:style style:name="P31" style:family="paragraph" style:parent-style-name="Standard">
      <style:text-properties fo:font-size="13pt" style:text-underline-style="none" officeooo:rsid="002cc0e5" officeooo:paragraph-rsid="002cc0e5" style:font-size-asian="11.3500003814697pt" style:font-size-complex="13pt"/>
    </style:style>
    <style:style style:name="P32" style:family="paragraph" style:parent-style-name="Standard">
      <style:text-properties fo:font-size="13pt" style:text-underline-style="none" officeooo:rsid="002ebc30" officeooo:paragraph-rsid="002ebc30" style:font-size-asian="11.3500003814697pt" style:font-size-complex="13pt"/>
    </style:style>
    <style:style style:name="P33" style:family="paragraph" style:parent-style-name="Standard">
      <style:text-properties fo:font-size="13pt" style:text-underline-style="none" officeooo:rsid="002f340b" officeooo:paragraph-rsid="002f340b" style:font-size-asian="11.3500003814697pt" style:font-size-complex="13pt"/>
    </style:style>
    <style:style style:name="P34" style:family="paragraph" style:parent-style-name="Standard">
      <style:text-properties fo:font-size="13pt" style:text-underline-style="none" officeooo:rsid="002fa594" officeooo:paragraph-rsid="002fa594" style:font-size-asian="11.3500003814697pt" style:font-size-complex="13pt"/>
    </style:style>
    <style:style style:name="P35" style:family="paragraph" style:parent-style-name="Standard">
      <style:text-properties fo:font-size="13pt" style:text-underline-style="none" officeooo:rsid="0031a094" officeooo:paragraph-rsid="0031a094" style:font-size-asian="11.3500003814697pt" style:font-size-complex="13pt"/>
    </style:style>
    <style:style style:name="P36" style:family="paragraph" style:parent-style-name="Standard">
      <style:text-properties fo:font-size="13pt" style:text-underline-style="none" officeooo:rsid="0033126b" officeooo:paragraph-rsid="0033126b" style:font-size-asian="11.3500003814697pt" style:font-size-complex="13pt"/>
    </style:style>
    <style:style style:name="P37" style:family="paragraph" style:parent-style-name="Standard">
      <style:text-properties fo:font-size="13pt" style:text-underline-style="none" officeooo:rsid="002629ea" officeooo:paragraph-rsid="001d703c" style:font-size-asian="11.3500003814697pt" style:font-size-complex="13pt"/>
    </style:style>
    <style:style style:name="P38" style:family="paragraph" style:parent-style-name="Standard">
      <style:text-properties fo:font-size="18pt" style:text-underline-style="none" officeooo:rsid="00233ebc" officeooo:paragraph-rsid="00201845" style:font-size-asian="15.75pt" style:font-size-complex="18pt"/>
    </style:style>
    <style:style style:name="P39" style:family="paragraph" style:parent-style-name="Standard">
      <style:text-properties fo:font-size="18pt" style:text-underline-style="solid" style:text-underline-width="auto" style:text-underline-color="font-color" officeooo:rsid="0028d9b2" officeooo:paragraph-rsid="0028d9b2" style:font-size-asian="18pt" style:font-size-complex="18pt"/>
    </style:style>
    <style:style style:name="P40" style:family="paragraph" style:parent-style-name="Standard">
      <style:text-properties officeooo:paragraph-rsid="0033126b"/>
    </style:style>
    <style:style style:name="P41" style:family="paragraph" style:parent-style-name="Standard">
      <style:text-properties officeooo:rsid="00332ca3" officeooo:paragraph-rsid="00332ca3"/>
    </style:style>
    <style:style style:name="P42" style:family="paragraph" style:parent-style-name="Text_20_body">
      <style:text-properties fo:font-size="20pt" style:text-underline-style="solid" style:text-underline-width="auto" style:text-underline-color="font-color" officeooo:rsid="002629ea" officeooo:paragraph-rsid="001d703c" style:font-size-asian="11.3500003814697pt" style:font-size-complex="13pt"/>
    </style:style>
    <style:style style:name="P43" style:family="paragraph" style:parent-style-name="Text_20_body">
      <style:paragraph-properties fo:margin-top="0cm" fo:margin-bottom="0cm" loext:contextual-spacing="false" fo:line-height="100%"/>
    </style:style>
    <style:style style:name="P44" style:family="paragraph" style:parent-style-name="Text_20_body">
      <style:paragraph-properties fo:margin-top="0cm" fo:margin-bottom="0cm" loext:contextual-spacing="false" fo:line-height="100%"/>
      <style:text-properties fo:font-size="18pt" style:text-underline-style="solid" style:text-underline-width="auto" style:text-underline-color="font-color"/>
    </style:style>
    <style:style style:name="P45" style:family="paragraph" style:parent-style-name="Text_20_body">
      <style:paragraph-properties fo:margin-top="0cm" fo:margin-bottom="0cm" loext:contextual-spacing="false" fo:line-height="100%"/>
      <style:text-properties style:text-line-through-style="none" style:text-line-through-type="none" fo:font-size="13pt" style:text-underline-style="none" style:text-blinking="false"/>
    </style:style>
    <style:style style:name="P46" style:family="paragraph" style:parent-style-name="Text_20_body">
      <style:paragraph-properties fo:margin-top="0cm" fo:margin-bottom="0cm" loext:contextual-spacing="false" fo:line-height="100%"/>
      <style:text-properties style:text-line-through-style="none" style:text-line-through-type="none" style:text-underline-style="none" style:text-blinking="false"/>
    </style:style>
    <style:style style:name="T1" style:family="text">
      <style:text-properties fo:font-size="13pt"/>
    </style:style>
    <style:style style:name="T2" style:family="text">
      <style:text-properties fo:font-size="13pt" style:text-underline-style="none" style:font-size-asian="11.3500003814697pt" style:font-size-complex="13pt"/>
    </style:style>
    <style:style style:name="T3" style:family="text">
      <style:text-properties fo:font-size="13pt" style:text-underline-style="none" officeooo:rsid="001eb76c" style:font-size-asian="11.3500003814697pt" style:font-size-complex="13pt"/>
    </style:style>
    <style:style style:name="T4" style:family="text">
      <style:text-properties fo:font-size="13pt" style:text-underline-style="none" officeooo:rsid="001eb9e9" style:font-size-asian="11.3500003814697pt" style:font-size-complex="13pt"/>
    </style:style>
    <style:style style:name="T5" style:family="text">
      <style:text-properties fo:font-size="13pt" style:text-underline-style="none" officeooo:rsid="001f9f61" style:font-size-asian="11.3500003814697pt" style:font-size-complex="13pt"/>
    </style:style>
    <style:style style:name="T6" style:family="text">
      <style:text-properties fo:font-size="13pt" style:text-underline-style="none" officeooo:rsid="00201845" style:font-size-asian="11.3500003814697pt" style:font-size-complex="13pt"/>
    </style:style>
    <style:style style:name="T7" style:family="text">
      <style:text-properties fo:font-size="13pt" style:text-underline-style="none" officeooo:rsid="0020e2d9" style:font-size-asian="11.3500003814697pt" style:font-size-complex="13pt"/>
    </style:style>
    <style:style style:name="T8" style:family="text">
      <style:text-properties fo:font-size="13pt" style:text-underline-style="none" officeooo:rsid="0021d796" style:font-size-asian="11.3500003814697pt" style:font-size-complex="13pt"/>
    </style:style>
    <style:style style:name="T9" style:family="text">
      <style:text-properties fo:font-size="13pt" style:text-underline-style="none" officeooo:rsid="00233ebc" style:font-size-asian="11.3500003814697pt" style:font-size-complex="13pt"/>
    </style:style>
    <style:style style:name="T10" style:family="text">
      <style:text-properties fo:font-size="13pt" style:text-underline-style="none" officeooo:rsid="0033126b" style:font-size-asian="11.3500003814697pt" style:font-size-complex="13pt"/>
    </style:style>
    <style:style style:name="T11" style:family="text">
      <style:text-properties fo:font-size="13pt" style:text-underline-style="none" officeooo:rsid="00332ca3" style:font-size-asian="11.3500003814697pt" style:font-size-complex="13pt"/>
    </style:style>
    <style:style style:name="T12" style:family="text">
      <style:text-properties fo:font-size="13pt" style:text-underline-style="none" officeooo:rsid="00338725" style:font-size-asian="11.3500003814697pt" style:font-size-complex="13pt"/>
    </style:style>
    <style:style style:name="T13" style:family="text">
      <style:text-properties fo:font-size="13pt" officeooo:rsid="001eb76c" style:font-size-asian="11.3500003814697pt" style:font-size-complex="13pt"/>
    </style:style>
    <style:style style:name="T14" style:family="text">
      <style:text-properties officeooo:rsid="001eb9e9"/>
    </style:style>
    <style:style style:name="T15" style:family="text">
      <style:text-properties fo:font-size="18pt" officeooo:rsid="001eb9e9" style:font-size-asian="15.75pt" style:font-size-complex="18pt"/>
    </style:style>
    <style:style style:name="T16" style:family="text">
      <style:text-properties officeooo:rsid="00201845"/>
    </style:style>
    <style:style style:name="T17" style:family="text">
      <style:text-properties officeooo:rsid="0024a499"/>
    </style:style>
    <style:style style:name="T18" style:family="text">
      <style:text-properties officeooo:rsid="002a0e14"/>
    </style:style>
    <style:style style:name="T19" style:family="text">
      <style:text-properties officeooo:rsid="002c2645"/>
    </style:style>
    <style:style style:name="T20" style:family="text">
      <style:text-properties officeooo:rsid="002ebc30"/>
    </style:style>
    <style:style style:name="T21" style:family="text">
      <style:text-properties officeooo:rsid="002f340b"/>
    </style:style>
    <style:style style:name="T22" style:family="text">
      <style:text-properties officeooo:rsid="002fa594"/>
    </style:style>
    <style:style style:name="T23" style:family="text">
      <style:text-properties officeooo:rsid="0033126b"/>
    </style:style>
    <style:style style:name="T24" style:family="text">
      <style:text-properties style:text-line-through-style="none" style:text-line-through-type="none" style:text-underline-style="none" style:text-blinking="false"/>
    </style:style>
    <style:style style:name="T25" style:family="text">
      <style:text-properties style:text-line-through-style="none" style:text-line-through-type="none" fo:font-size="13pt" style:text-underline-style="none" style:text-blinking="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Crop recommendation Dataset</text:p>
      <text:p text:style-name="P43"/>
      <text:p text:style-name="P43"><text:span text:style-name="T25">In the following, we will discuss the data collected in the</text:span><text:span text:style-name="T24"> </text:span><text:span text:style-name="T25">dataset at </text:span><text:a xlink:type="simple" xlink:href="https://www.kaggle.com/datasets/atharvaingle/crop-recommendation-dataset?resource=download" text:style-name="Internet_20_link" text:visited-style-name="Visited_20_Internet_20_Link">https://www.kaggle.com/datasets/atharvaingle/crop-recommendation-dataset?resource=download</text:a>.</text:p>
      <text:p text:style-name="P43"/>
      <text:p text:style-name="P44">The Dataset</text:p>
      <text:p text:style-name="P45">Let's first discuss the dataset. Here we have data about fertilizer, weather, as well as the corresponding plant. The set was made by the author to build a predictive model to recommend a specific plant based on the various parameters.</text:p>
      <text:p text:style-name="P43"/>
      <text:p text:style-name="P43"><text:bookmark text:name="dictEntry10004928054"/><text:span text:style-name="T25">As for these parameters, we have the </text:span>nutritional values nitrogen (N), phosphorus (P) and potassium<text:span text:style-name="T24"> </text:span><text:span text:style-name="T25">(K). All of them have units of ratio. Further, there is a parameter for temperature in degrees Celsius, humidity as relative humidity in %, rainfall in mm. Last, we have the pH value and the corresponding fruit.</text:span></text:p>
      <text:p text:style-name="P43"/>
      <text:p text:style-name="P43"><text:span text:style-name="T25">For each fruit, there are exactly 100 entries in the dataset. Further, there are 22 unique fruits in the set. </text:span></text:p>
      <text:p text:style-name="P43"/>
      <text:p text:style-name="P43"><text:span text:style-name="T25">We can further look at the distribution of all the values.</text:span><text:span text:style-name="T24"> </text:span></text:p>
      <text:p text:style-name="P43"/>
      <text:p text:style-name="P45">The nitrogen value is distributed from 0 to 140. It has a mean of about 50 and a standard deviation of 37. We can see that most values are between 0 and 40 with a second high around 80 to 120. </text:p>
      <text:p text:style-name="P43"/>
      <text:p text:style-name="P45">The phosphorus value is distributed from 5 to 145. Its mean is 53 and the standard deviation of the value is 33. From the plot we can see that most values are between 5 and 80. Between 100 and 120, there are no values at all. This value has a peak at about 58.</text:p>
      <text:p text:style-name="P43"/>
      <text:p text:style-name="P43"><text:span text:style-name="T25">The potassium value has values between 5 and 205. Its mean is 48 and the standard deviation is 51. The most common values of this parameter are between 12 and 55. There are no values in the range of 55 and 75 as well as in the range around 82 and 190. </text:span></text:p>
      <text:p text:style-name="P43"/>
      <text:p text:style-name="P43"><text:span text:style-name="T25">The temperature is normally distributed around a mean of 26. Here, the minimal value is 9 degrees and the maximal value is 44 degrees. The standard deviation is 5.</text:span></text:p>
      <text:p text:style-name="P43"/>
      <text:p text:style-name="P45">The humidity value ranges from 14 to 100 and has a mean of 71. Most values are in the range of 80 to 95.</text:p>
      <text:p text:style-name="P43"/>
      <text:p text:style-name="P43"><text:span text:style-name="T25">The pH value is normally distributed around its mean of 6.5. Its value has a standard deviation of 0.8. All values are between 3.5 and 10.</text:span></text:p>
      <text:p text:style-name="P43"/>
      <text:p text:style-name="P43"><text:span text:style-name="T25">The rainfall values are between 20 and 300. Most values are lower than 125. The mean of all data points is 103.</text:span></text:p>
      <text:p text:style-name="P43"/>
      <text:p text:style-name="P43"/>
      <text:p text:style-name="P43"/>
      <text:p text:style-name="P44"/>
      <text:p text:style-name="P44"><text:soft-page-break/>Correlation of the data</text:p>
      <text:p text:style-name="P43"/>
      <text:p text:style-name="P45">We can build a correlation matrix for the dataset, so we can see if the data correlate to each other. The idea is that e.g. the bioavailability of the nutritional values depend on the pH value.</text:p>
      <text:p text:style-name="P45">Interestingly, we can see in the matrix, that only phosphorus and potassium are (positively) correlated together.</text:p>
      <text:p text:style-name="P43"/>
      <text:p text:style-name="P45">Other than that, you can see that the nutritional values all have a distribution where we have two bumps. The first and bigger one has a value of 50 and the second one has a higher value. For nitrogen, the second one is at 100; for phosphorus, it's at 130; and for potassium, it's at 200. </text:p>
      <text:p text:style-name="P43"/>
      <text:p text:style-name="P45">You can clearly see that the data is building squares. This raises the idea that for each crop, there is a specific pH range as well as a range in the nutrient values.</text:p>
      <text:p text:style-name="P43"/>
      <text:p text:style-name="P45">One can also look at the principal components of the data. We can see that the first principal component indeed splits the data. But if we look at the explained variance of the first principal component, we observe that the first one only explains about 28%, which is quite little. In fact, we already need three components to explain more than 50% of the variance. This led to the conclusion that none of the parameters had a very big impact on the variance in the data.</text:p>
      <text:p text:style-name="P43"/>
      <text:p text:style-name="P45">In fact, the two parameters with the most impact on the first principal component are the ratios of phosphorus and potassium. And the two outliers are apples and grapes. </text:p>
      <text:p text:style-name="P43"/>
      <text:p text:style-name="P44">Rain, humidity, and crops</text:p>
      <text:p text:style-name="P43"/>
      <text:p text:style-name="P45">It's also widely known that some crops need more water than others. Also, all crops need different humidity values. If we look at the plot of this data, we can see that this is indeed the case. E.g., rice needs a rather high humidity of 80% to 85%. Also, with up to 300 mm of rain, it needs the most water.</text:p>
      <text:p text:style-name="P43"/>
      <text:p text:style-name="P45">On the other end of the scale, we can find chickpeas, which only need around 75 mm of rain and a humidity of less than 20%.</text:p>
      <text:p text:style-name="P43"/>
      <text:p text:style-name="P45">As the data points are colored with respect to the crop type, one can clearly see the patches of the ranges with the rain and humidity each plant needs.</text:p>
      <text:p text:style-name="P43"/>
      <text:p text:style-name="P44">Plants with the highest nutrient use</text:p>
      <text:p text:style-name="P43"/>
      <text:p text:style-name="P45">We can also take a look at the mean of the nutrient values. By doing this, we can compare which plant needs the most and the least amount of each. </text:p>
      <text:p text:style-name="P43"/>
      <text:p text:style-name="P43"><text:span text:style-name="T25">The least overall is used by the orange. Its ratios are about 20–15–10 of N–P–K. Which is different from the amount found by a quick internet search (comp: </text:span><text:a xlink:type="simple" xlink:href="https://www.lubera.com/de/gartenbuch/zitruspflanzen-duengen-p1823" text:style-name="Internet_20_link" text:visited-style-name="Visited_20_Internet_20_Link">https://www.lubera.com/de/gartenbuch/zitruspflanzen-duengen-p1823</text:a><text:span text:style-name="T25"> with N-P-K: 20-5-15).</text:span></text:p>
      <text:p text:style-name="P43"/>
      <text:p text:style-name="P45"><text:soft-page-break/>The highest nutrient values are needed for grapes. Here we have ratios of about 20–130–200. This is similar to apples, which need the same ratio of nutrient values. Especially the phosphorus and potassium values are abnormally high, which is the reason for the gap in the PCA. </text:p>
      <text:p text:style-name="P43"/>
      <text:p text:style-name="P44">The most picky plants for each parameter</text:p>
      <text:p text:style-name="P43"/>
      <text:p text:style-name="P45">We can also search for the most picky plants, or the crops that can endure the most difference in each parameter. To see that, we can plot the standard deviation of each parameter and each plant.</text:p>
      <text:p text:style-name="P43"/>
      <text:p text:style-name="P45">In fact, all plants have a similar standard deviation for the three nutrient values, namely 10 to 12 points for nitrogen, 7 to 8 points for phosphorus, and 3.5 to 2.8 points for potassium.</text:p>
      <text:p text:style-name="P43"/>
      <text:p text:style-name="P45">More differences exist in the other parameters. Grapes endure the greatest temperature difference, with a standard deviation of 10. Apples, on the other hand, can only handle a standard deviation of 0.8 points.</text:p>
      <text:p text:style-name="P43"/>
      <text:p text:style-name="P45">For humidity, pigeon peas endure a standard deviation of 11, while grapes only endure one of 1.2.</text:p>
      <text:p text:style-name="P43"/>
      <text:p text:style-name="P45">Moth beans can deal with a standard deviation of 1.75 points in the pH value. Kidney beans are the most picky ones, with only 0.15 as a standard deviation here.</text:p>
      <text:p text:style-name="P43"/>
      <text:p text:style-name="P45">Lastly, papayas can handle a standard deviation of over 60, while muskmelons can only handle one of three points of rainfall.</text:p>
      <text:p text:style-name="P43"/>
      <text:p text:style-name="P44">Classification models</text:p>
      <text:p text:style-name="P43"/>
      <text:p text:style-name="P45">As a classification model, we want to predict the type of crop we want to plant on a specific field. We use a random forest classifier. This model consists of multiple decision tree classifiers. It's useful as we want to classify a bunch of different classes (crops).</text:p>
      <text:p text:style-name="P43"/>
      <text:p text:style-name="P45">In the first instance, we train the forest with all available data, so all parameters are given. Doing this with a training size of 80% of the data yields an overall test accuracy of over 99%.</text:p>
      <text:p text:style-name="P43"><text:span text:style-name="T25">Only the classification of black gram and jute has problems with precision, as only 95% of positives are true positives. And moth beans and rice have a recall of 0.95, so only 95% of all real positives are true positives.</text:span></text:p>
      <text:p text:style-name="P43"><text:span text:style-name="T25">Another idea for a classification model is to only use the values of rain, humidity, and temperature. These three values are special for each place on earth and cannot be changed easily. For the nutrient values, one can simply use fertilizer with the desired components, and for the pH value, one can use acidic or alkaline substances. So it may be interesting to only use rain, humidity, and temperature as predictors. By doing this, we can train our model with a training sample of 60% and get a model with 99% accuracy. Here only cotton, jute, lentils, maize. Moth beans and rice have a f1 score under 1. Though every parameter has a f1 score over 0.96. So we can predict the type of plant with a very high accuracy.</text:span></text:p>
      <text:p text:style-name="P43"/>
      <text:p text:style-name="P44"><text:soft-page-break/>Problems regarding the dataset</text:p>
      <text:p text:style-name="P43"/>
      <text:p text:style-name="P43"><text:span text:style-name="T25">There are a few problems with the data in this dataset. Firstly, the gathering of the data. As the comment (</text:span><text:a xlink:type="simple" xlink:href="https://www.kaggle.com/datasets/atharvaingle/crop-recommendation-dataset/discussion/224245" text:style-name="Internet_20_link" text:visited-style-name="Visited_20_Internet_20_Link">https://www.kaggle.com/datasets/atharvaingle/crop-recommendation-dataset/discussion/224245</text:a><text:span text:style-name="T25">) suggests, the data is in fact made up and randomly generated. </text:span></text:p>
      <text:p text:style-name="P43"/>
      <text:p text:style-name="P43"><text:span text:style-name="T25">Further, the values in the nutritional values don't make sense in the given units. As the comment (</text:span><text:a xlink:type="simple" xlink:href="https://www.kaggle.com/datasets/atharvaingle/crop-recommendation-dataset/discussion/232252?resource=download" text:style-name="Internet_20_link" text:visited-style-name="Visited_20_Internet_20_Link">https://www.kaggle.com/datasets/atharvaingle/crop-recommendation-dataset/discussion/232252?resource=download</text:a><text:span text:style-name="T25">) suggests, these numbers describe a percentage of the soil. The author of the dataset describes the units as the same as the NPK values of fertilizer. But this means that a value of N = 20 means that 20% of the fertilizer is a nitrogen molecules/ions. With this in mind, values over 100 make no sense at all, as that would mean we have more nitrogen in the soil than we have in total. In fact, the sum of nitrogen, phosphorus, and potassium can not exceed 100. </text:span></text:p>
      <text:p text:style-name="P43"/>
      <text:p text:style-name="P46"><text:span text:style-name="T1">Further problems occur when we look at rainfall values. As the linked comments asked, there is no information on how this data is collected. Is it the mean of daily rainfalls or for a month?</text:span> </text:p>
      <text:p text:style-name="P43"/>
      <text:p text:style-name="P45">So all in all, the collection of the data is not very clear. So we can use this dataset as training data, but when we want to make it public, we should collect more information about the collection and the units of the data.</text:p>
      <text:p text:style-name="P3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06-14T16:02:47.893000000</meta:creation-date>
    <meta:generator>LibreOffice/6.3.5.2$Windows_X86_64 LibreOffice_project/dd0751754f11728f69b42ee2af66670068624673</meta:generator>
    <dc:date>2023-06-15T17:24:11.689000000</dc:date>
    <meta:editing-duration>PT1H52M23S</meta:editing-duration>
    <meta:editing-cycles>4</meta:editing-cycles>
    <meta:document-statistic meta:table-count="0" meta:image-count="0" meta:object-count="0" meta:page-count="4" meta:paragraph-count="46" meta:word-count="1544" meta:character-count="8681" meta:non-whitespace-character-count="7178"/>
  </office:meta>
</office:document-meta>
</file>